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73cm" fo:min-width="3.31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972cm" fo:min-width="2.992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973cm" fo:min-width="2.993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1.973cm" fo:min-width="4.58cm" style:writing-mode="lr-tb" loext:decorative="false"/>
      <style:paragraph-properties style:writing-mode="lr-tb"/>
    </style:style>
    <style:style style:name="gr6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78cm" loext:decorative="false"/>
      <style:paragraph-properties style:writing-mode="lr-tb"/>
    </style:style>
    <style:style style:name="gr10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2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2cm" loext:decorative="false"/>
      <style:paragraph-properties style:writing-mode="lr-tb"/>
    </style:style>
    <style:style style:name="gr17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tyle="normal" style:font-style-asian="normal" style:font-style-complex="normal"/>
    </style:style>
    <style:style style:name="P2" style:family="paragraph">
      <style:paragraph-properties fo:text-align="center" style:writing-mode="lr-tb"/>
      <style:text-properties fo:font-style="normal" style:font-style-asian="normal" style:font-style-complex="normal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P4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3.81cm" svg:height="2.223cm" svg:x="33.066cm" svg:y="7.635cm">
          <text:p text:style-name="P1"><text:span text:style-name="T1">Rider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3.492cm" svg:height="2.222cm" svg:x="21.637cm" svg:y="13.7cm">
          <text:p text:style-name="P3"><text:span text:style-name="T2">Driver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" draw:id="id1" draw:layer="layout" svg:width="3.493cm" svg:height="2.223cm" svg:x="17.509cm" svg:y="18.144cm">
          <text:p text:style-name="P5">Available</text:p>
          <draw:enhanced-geometry svg:viewBox="0 0 21600 21600" draw:type="rectangle" draw:enhanced-path="M 0 0 L 21600 0 21600 21600 0 21600 0 0 Z N"/>
        </draw:custom-shape>
        <draw:custom-shape draw:style-name="gr3" draw:text-style-name="P6" xml:id="id3" draw:id="id3" draw:layer="layout" svg:width="3.493cm" svg:height="2.223cm" svg:x="21.637cm" svg:y="18.144cm">
          <text:p text:style-name="P5">Driving</text:p>
          <draw:enhanced-geometry svg:viewBox="0 0 21600 21600" draw:type="rectangle" draw:enhanced-path="M 0 0 L 21600 0 21600 21600 0 21600 0 0 Z N"/>
        </draw:custom-shape>
        <draw:custom-shape draw:style-name="gr3" draw:text-style-name="P6" xml:id="id4" draw:id="id4" draw:layer="layout" svg:width="3.493cm" svg:height="2.223cm" svg:x="25.764cm" svg:y="18.144cm">
          <text:p text:style-name="P5">Offline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9.255cm" svg:y1="18.144cm" svg:x2="23.383cm" svg:y2="15.922cm" draw:start-shape="id1" draw:start-glue-point="0" draw:end-shape="id2" draw:end-glue-point="2" svg:d="M19255 18144v-1111h4128v-1111" svg:viewBox="0 0 4129 2223">
          <text:p/>
        </draw:connector>
        <draw:connector draw:style-name="gr4" draw:text-style-name="P7" draw:layer="layout" svg:x1="23.383cm" svg:y1="18.144cm" svg:x2="23.383cm" svg:y2="15.922cm" draw:start-shape="id3" draw:start-glue-point="0" draw:end-shape="id2" draw:end-glue-point="2" svg:d="M23383 18144v-2222" svg:viewBox="0 0 1 2223">
          <text:p/>
        </draw:connector>
        <draw:connector draw:style-name="gr4" draw:text-style-name="P7" draw:layer="layout" svg:x1="27.51cm" svg:y1="18.144cm" svg:x2="23.383cm" svg:y2="15.922cm" draw:start-shape="id4" draw:start-glue-point="0" draw:end-shape="id2" draw:end-glue-point="2" svg:d="M27510 18144v-1111h-4127v-1111" svg:viewBox="0 0 4128 2223">
          <text:p/>
        </draw:connector>
        <draw:custom-shape draw:style-name="gr5" draw:text-style-name="P4" xml:id="id6" draw:id="id6" draw:layer="layout" svg:width="5.08cm" svg:height="2.223cm" svg:x="32.431cm" svg:y="13.667cm">
          <text:p text:style-name="P3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5" draw:id="id5" draw:layer="layout" svg:width="3.493cm" svg:height="2.223cm" svg:x="31.161cm" svg:y="18.112cm">
          <text:p text:style-name="P5">Pending</text:p>
          <draw:enhanced-geometry svg:viewBox="0 0 21600 21600" draw:type="rectangle" draw:enhanced-path="M 0 0 L 21600 0 21600 21600 0 21600 0 0 Z N"/>
        </draw:custom-shape>
        <draw:custom-shape draw:style-name="gr3" draw:text-style-name="P6" xml:id="id7" draw:id="id7" draw:layer="layout" svg:width="3.493cm" svg:height="2.223cm" svg:x="35.289cm" svg:y="18.112cm">
          <text:p text:style-name="P5">Riding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32.907cm" svg:y1="18.112cm" svg:x2="34.971cm" svg:y2="15.89cm" draw:start-shape="id5" draw:start-glue-point="0" draw:end-shape="id6" draw:end-glue-point="2" svg:d="M32907 18112v-1112h2064v-1110" svg:viewBox="0 0 2065 2223">
          <text:p/>
        </draw:connector>
        <draw:connector draw:style-name="gr4" draw:text-style-name="P7" draw:layer="layout" svg:x1="37.035cm" svg:y1="18.112cm" svg:x2="34.971cm" svg:y2="15.89cm" draw:start-shape="id7" draw:start-glue-point="0" draw:end-shape="id6" draw:end-glue-point="2" svg:d="M37035 18112v-1112h-2064v-1110" svg:viewBox="0 0 2065 2223">
          <text:p/>
        </draw:connector>
        <draw:custom-shape draw:style-name="gr3" draw:text-style-name="P2" xml:id="id10" draw:id="id10" draw:layer="layout" svg:width="3.493cm" svg:height="2.223cm" svg:x="42.909cm" svg:y="13.667cm">
          <text:p text:style-name="P1"><text:span text:style-name="T1">Loca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3.493cm" svg:height="2.223cm" svg:x="42.909cm" svg:y="7.635cm">
          <text:p text:style-name="P1"><text:span text:style-name="T1">Regions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34.971cm" svg:y1="9.858cm" svg:x2="34.971cm" svg:y2="13.667cm" draw:start-shape="id8" draw:start-glue-point="2" draw:end-shape="id6" draw:end-glue-point="0" svg:d="M34971 9858v3809" svg:viewBox="0 0 1 3810">
          <text:p/>
        </draw:connector>
        <draw:frame draw:style-name="gr7" draw:text-style-name="P8" draw:layer="layout" svg:width="2.938cm" svg:height="0.962cm" svg:x="34.89cm" svg:y="11.135cm">
          <draw:text-box>
            <text:p>requests</text:p>
          </draw:text-box>
        </draw:frame>
        <draw:frame draw:style-name="gr8" draw:text-style-name="P8" draw:layer="layout" svg:width="0.855cm" svg:height="0.962cm" svg:x="34.988cm" svg:y="12.632cm">
          <draw:text-box>
            <text:p>?</text:p>
          </draw:text-box>
        </draw:frame>
        <draw:frame draw:style-name="gr9" draw:text-style-name="P8" draw:layer="layout" svg:width="0.678cm" svg:height="0.962cm" svg:x="34.989cm" svg:y="9.832cm">
          <draw:text-box>
            <text:p>!</text:p>
          </draw:text-box>
        </draw:frame>
        <draw:connector draw:style-name="gr10" draw:text-style-name="P7" draw:layer="layout" draw:line-skew="1.73cm" svg:x1="23.383cm" svg:y1="20.367cm" svg:x2="37.035cm" svg:y2="20.335cm" draw:start-shape="id3" draw:start-glue-point="2" draw:end-shape="id7" draw:end-glue-point="2" svg:d="M23383 20367v2255h13652v-2287" svg:viewBox="0 0 13653 2288">
          <text:p/>
        </draw:connector>
        <draw:frame draw:style-name="gr11" draw:text-style-name="P8" draw:layer="layout" svg:width="1.526cm" svg:height="0.962cm" svg:x="29.319cm" svg:y="21.637cm">
          <draw:text-box>
            <text:p>has</text:p>
          </draw:text-box>
        </draw:frame>
        <draw:frame draw:style-name="gr11" draw:text-style-name="P8" draw:layer="layout" svg:width="0.953cm" svg:height="0.962cm" svg:x="23.525cm" svg:y="20.515cm">
          <draw:text-box>
            <text:p>!</text:p>
          </draw:text-box>
        </draw:frame>
        <draw:frame draw:style-name="gr9" draw:text-style-name="P8" draw:layer="layout" svg:width="0.678cm" svg:height="0.962cm" svg:x="37.089cm" svg:y="20.458cm">
          <draw:text-box>
            <text:p>!</text:p>
          </draw:text-box>
        </draw:frame>
        <draw:connector draw:style-name="gr12" draw:text-style-name="P7" draw:layer="layout" svg:x1="44.655cm" svg:y1="9.858cm" svg:x2="44.655cm" svg:y2="13.667cm" draw:start-shape="id9" draw:start-glue-point="2" draw:end-shape="id10" draw:end-glue-point="0" svg:d="M44655 9858v3809" svg:viewBox="0 0 1 3810">
          <text:p/>
        </draw:connector>
        <draw:frame draw:style-name="gr11" draw:text-style-name="P8" draw:layer="layout" svg:width="2.938cm" svg:height="0.962cm" svg:x="44.815cm" svg:y="11.127cm">
          <draw:text-box>
            <text:p>contains</text:p>
          </draw:text-box>
        </draw:frame>
        <draw:frame draw:style-name="gr11" draw:text-style-name="P8" draw:layer="layout" svg:width="0.952cm" svg:height="0.962cm" svg:x="44.815cm" svg:y="12.527cm">
          <draw:text-box>
            <text:p>+</text:p>
          </draw:text-box>
        </draw:frame>
        <draw:frame draw:style-name="gr11" draw:text-style-name="P8" draw:layer="layout" svg:width="0.635cm" svg:height="0.962cm" svg:x="44.815cm" svg:y="9.827cm">
          <draw:text-box>
            <text:p>!</text:p>
          </draw:text-box>
        </draw:frame>
        <draw:line draw:style-name="gr13" draw:text-style-name="P7" draw:layer="layout" svg:x1="37.512cm" svg:y1="14.302cm" svg:x2="42.91cm" svg:y2="14.302cm">
          <text:p/>
        </draw:line>
        <draw:line draw:style-name="gr14" draw:text-style-name="P7" draw:layer="layout" svg:x1="37.512cm" svg:y1="15.255cm" svg:x2="42.91cm" svg:y2="15.255cm">
          <text:p/>
        </draw:line>
        <draw:frame draw:style-name="gr15" draw:text-style-name="P8" draw:layer="layout" svg:width="2.055cm" svg:height="0.962cm" svg:x="39.1cm" svg:y="13.267cm">
          <draw:text-box>
            <text:p>origin</text:p>
          </draw:text-box>
        </draw:frame>
        <draw:frame draw:style-name="gr16" draw:text-style-name="P8" draw:layer="layout" svg:width="1.702cm" svg:height="0.962cm" svg:x="39.101cm" svg:y="15.167cm">
          <draw:text-box>
            <text:p>dest</text:p>
          </draw:text-box>
        </draw:frame>
        <draw:frame draw:style-name="gr9" draw:text-style-name="P8" draw:layer="layout" svg:width="0.678cm" svg:height="0.962cm" svg:x="42.275cm" svg:y="13.15cm">
          <draw:text-box>
            <text:p>!</text:p>
          </draw:text-box>
        </draw:frame>
        <draw:frame draw:style-name="gr9" draw:text-style-name="P8" draw:layer="layout" svg:width="0.678cm" svg:height="0.962cm" svg:x="42.275cm" svg:y="15.59cm">
          <draw:text-box>
            <text:p>!</text:p>
          </draw:text-box>
        </draw:frame>
        <draw:connector draw:style-name="gr17" draw:text-style-name="P7" draw:layer="layout" draw:line-skew="-1.346cm" svg:x1="23.383cm" svg:y1="13.7cm" svg:x2="44.655cm" svg:y2="7.635cm" draw:start-shape="id2" draw:start-glue-point="0" draw:end-shape="id9" draw:end-glue-point="0" svg:d="M23383 13700v-7938h21272v1873" svg:viewBox="0 0 21273 7939">
          <text:p/>
        </draw:connector>
        <draw:frame draw:style-name="gr11" draw:text-style-name="P8" draw:layer="layout" svg:width="4.445cm" svg:height="0.962cm" svg:x="33.067cm" svg:y="4.483cm">
          <draw:text-box>
            <text:p>assigned to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5" draw:display-name="Arrowheads 5" svg:viewBox="0 0 3000 3000" svg:d="M1500 0l1500 3000h-3000zM1500 447l-1176 2353h2353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2T17:12:03.846045170</meta:creation-date>
    <dc:date>2025-09-24T16:53:50.631074041</dc:date>
    <meta:editing-duration>PT1H1M33S</meta:editing-duration>
    <meta:editing-cycles>3</meta:editing-cycles>
    <meta:generator>LibreOffice/25.2.6.2$Linux_X86_64 LibreOffice_project/520$Build-2</meta:generator>
    <meta:document-statistic meta:object-count="35"/>
  </office:meta>
</office:document-meta>
</file>